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800B3B829C69453175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0cf" officeooo:paragraph-rsid="0009c0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6.706cm" svg:height="29.7cm" draw:z-index="0"><draw:image xlink:href="Pictures/100000000000048000000800B3B829C6945317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0:12.897000000</meta:creation-date>
    <meta:generator>LibreOffice/5.0.5.2$Windows_x86 LibreOffice_project/55b006a02d247b5f7215fc6ea0fde844b30035b3</meta:generator>
    <dc:date>2016-08-26T14:50:49.934000000</dc:date>
    <meta:editing-duration>PT1M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